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/>
    </style:style>
    <style:style style:name="P2" style:family="paragraph" style:parent-style-name="HTML_20_con_20_formato_20_previo">
      <style:paragraph-properties fo:background-color="#dddddd" fo:padding="0.282cm" fo:border="0.053cm solid #008000">
        <style:background-image/>
      </style:paragraph-properties>
      <style:text-properties fo:color="#009933" fo:font-size="10.5pt" fo:language="en" fo:country="GB" style:font-size-asian="10.5pt" style:font-size-complex="10.5pt"/>
    </style:style>
    <style:style style:name="P3" style:family="paragraph" style:parent-style-name="HTML_20_con_20_formato_20_previo">
      <style:paragraph-properties fo:background-color="#dddddd" fo:padding="0.282cm" fo:border="0.053cm solid #0000ff">
        <style:background-image/>
      </style:paragraph-properties>
    </style:style>
    <style:style style:name="P4" style:family="paragraph" style:parent-style-name="HTML_20_con_20_formato_20_previo">
      <style:paragraph-properties fo:background-color="#dddddd" fo:padding="0.282cm" fo:border="0.053cm solid #0000ff">
        <style:background-image/>
      </style:paragraph-properties>
      <style:text-properties fo:color="#000099" fo:font-size="10.5pt" fo:language="en" fo:country="GB" style:font-size-asian="10.5pt" style:font-size-complex="10.5pt"/>
    </style:style>
    <style:style style:name="P5" style:family="paragraph" style:parent-style-name="HTML_20_con_20_formato_20_previo">
      <style:paragraph-properties fo:background-color="#dddddd" fo:padding="0.282cm" fo:border="0.053cm solid #0000ff">
        <style:background-image/>
      </style:paragraph-properties>
      <style:text-properties fo:color="#000099" fo:font-size="10.5pt" style:font-size-asian="10.5pt" style:font-size-complex="10.5pt"/>
    </style:style>
    <style:style style:name="P6" style:family="paragraph" style:parent-style-name="Normal_20__28_Web_29_">
      <style:paragraph-properties fo:margin-top="0cm" fo:margin-bottom="0cm"/>
    </style:style>
    <style:style style:name="P7" style:family="paragraph" style:parent-style-name="HTML_20_con_20_formato_20_previo">
      <style:paragraph-properties fo:background-color="#dddddd" fo:padding="0.282cm" fo:border="0.053cm solid #0000ff">
        <style:background-image/>
      </style:paragraph-properties>
      <style:text-properties fo:color="#000099" fo:font-size="10.5pt" style:font-size-asian="10.5pt" style:font-size-complex="10.5pt"/>
    </style:style>
    <style:style style:name="P8" style:family="paragraph" style:parent-style-name="Heading_20_1">
      <style:text-properties fo:language="en" fo:country="GB"/>
    </style:style>
    <style:style style:name="P9" style:family="paragraph" style:parent-style-name="Heading_20_1">
      <style:paragraph-properties fo:margin-top="0cm" fo:margin-bottom="0cm" fo:text-align="center" style:justify-single-word="false" fo:break-before="page"/>
      <style:text-properties fo:color="#ff0000"/>
    </style:style>
    <style:style style:name="P10" style:family="paragraph" style:parent-style-name="Heading_20_2">
      <style:text-properties fo:language="en" fo:country="GB"/>
    </style:style>
    <style:style style:name="T1" style:family="text">
      <style:text-properties style:font-name-asian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Arial"/>
    </style:style>
    <style:style style:name="T4" style:family="text">
      <style:text-properties fo:color="#000099" fo:font-size="10.5pt" fo:language="en" fo:country="GB" style:font-name-asian="Courier New" style:font-size-asian="10.5pt" style:font-size-complex="10.5pt"/>
    </style:style>
    <style:style style:name="T5" style:family="text">
      <style:text-properties fo:color="#000099" fo:font-size="10.5pt" style:font-size-asian="10.5pt" style:font-size-complex="10.5pt"/>
    </style:style>
    <style:style style:name="T6" style:family="text">
      <style:text-properties fo:color="#000099" fo:font-size="10.5pt" style:font-name-asian="Courier New" style:font-size-asian="10.5pt" style:font-size-complex="10.5pt"/>
    </style:style>
    <style:style style:name="T7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&lt;STRING.h&gt;</text:h>
      <text:p text:style-name="P1"/>
      <text:p text:style-name="P1"><text:line-break/>La siguiente función calcula el largo de una cadena:</text:p>
      <text:p text:style-name="P1"/>
      <text:p text:style-name="HTML_20_con_20_formato_20_previo"><text:span text:style-name="comulti">/*</text:span><text:span text:style-name="comulti"><text:span text:style-name="T1"> </text:span></text:span><text:span text:style-name="comulti">devuelve</text:span><text:span text:style-name="comulti"><text:span text:style-name="T1"> </text:span></text:span><text:span text:style-name="comulti">la</text:span><text:span text:style-name="comulti"><text:span text:style-name="T1"> </text:span></text:span><text:span text:style-name="comulti">cantidad</text:span><text:span text:style-name="comulti"><text:span text:style-name="T1"> </text:span></text:span><text:span text:style-name="comulti">de</text:span><text:span text:style-name="comulti"><text:span text:style-name="T1"> </text:span></text:span><text:span text:style-name="comulti">caracteres</text:span><text:span text:style-name="comulti"><text:span text:style-name="T1"> </text:span></text:span><text:span text:style-name="comulti">en</text:span><text:span text:style-name="comulti"><text:span text:style-name="T1"> </text:span></text:span><text:span text:style-name="comulti">cadena</text:span><text:span text:style-name="comulti"><text:span text:style-name="T1"> </text:span></text:span><text:span text:style-name="comulti">sin</text:span><text:span text:style-name="comulti"><text:span text:style-name="T1"> </text:span></text:span><text:span text:style-name="comulti">contar</text:span><text:span text:style-name="comulti"><text:span text:style-name="T1"> </text:span></text:span><text:span text:style-name="comulti">el</text:span><text:span text:style-name="comulti"><text:span text:style-name="T1"> </text:span></text:span><text:span text:style-name="comulti">'\0'</text:span><text:span text:style-name="comulti"><text:span text:style-name="T1"> </text:span></text:span><text:span text:style-name="comulti">*/</text:span></text:p>
      <text:p text:style-name="HTML_20_con_20_formato_20_previo"><text:span text:style-name="kw4">int</text:span><text:span text:style-name="T1"> </text:span>largo_cadena<text:span text:style-name="br0">(</text:span><text:span text:style-name="kw4">char</text:span><text:span text:style-name="T1"> </text:span>cadena<text:span text:style-name="br0">[])</text:span></text:p>
      <text:p text:style-name="HTML_20_con_20_formato_20_previo"><text:span text:style-name="br0">{</text:span></text:p>
      <text:p text:style-name="HTML_20_con_20_formato_20_previo"><text:tab/><text:span text:style-name="kw4">int</text:span><text:span text:style-name="T1"> </text:span>largo<text:span text:style-name="sy0">=</text:span>0</text:p>
      <text:p text:style-name="HTML_20_con_20_formato_20_previo"><text:tab/><text:span text:style-name="kw1">while</text:span><text:span text:style-name="T1"> </text:span><text:span text:style-name="br0">(</text:span>cadena<text:span text:style-name="br0">[</text:span>largo<text:span text:style-name="br0">]</text:span><text:span text:style-name="sy0">!=</text:span><text:span text:style-name="st0">'</text:span><text:span text:style-name="es5">\0</text:span><text:span text:style-name="st0">'</text:span><text:span text:style-name="br0">)</text:span><text:span text:style-name="T1"> </text:span>largo<text:span text:style-name="sy0">++;</text:span></text:p>
      <text:p text:style-name="HTML_20_con_20_formato_20_previo"><text:tab/><text:span text:style-name="kw1">return</text:span><text:span text:style-name="T1"> </text:span>largo<text:span text:style-name="sy0">;</text:span></text:p>
      <text:p text:style-name="HTML_20_con_20_formato_20_previo"><text:span text:style-name="br0">}</text:span></text:p>
      <text:p text:style-name="Normal_20__28_Web_29_">Se debe tener en cuenta que el largo de una cadena y el largo del vector con la que se representa son distintos.</text:p>
      <text:p text:style-name="Normal_20__28_Web_29_">Entre las funciones que provee la biblioteca estándar de C &lt;STRING.H&gt;, las más importantes son:</text:p>
      <text:p text:style-name="HTML_20_con_20_formato_20_previo">largo<text:span text:style-name="T1"> </text:span><text:span text:style-name="sy0">=</text:span><text:span text:style-name="T1"> </text:span>strlen<text:span text:style-name="br0">(</text:span>cadena<text:span text:style-name="br0">)</text:span><text:span text:style-name="T1"> </text:span><text:span text:style-name="co1">//</text:span><text:span text:style-name="co1"><text:span text:style-name="T1"> </text:span></text:span><text:span text:style-name="co1">Para</text:span><text:span text:style-name="co1"><text:span text:style-name="T1"> </text:span></text:span><text:span text:style-name="co1">obtener</text:span><text:span text:style-name="co1"><text:span text:style-name="T1"> </text:span></text:span><text:span text:style-name="co1">el</text:span><text:span text:style-name="co1"><text:span text:style-name="T1"> </text:span></text:span><text:span text:style-name="co1">largo</text:span><text:span text:style-name="co1"><text:span text:style-name="T1"> </text:span></text:span><text:span text:style-name="co1">de</text:span><text:span text:style-name="co1"><text:span text:style-name="T1"> </text:span></text:span><text:span text:style-name="co1">una</text:span><text:span text:style-name="co1"><text:span text:style-name="T1"> </text:span></text:span><text:span text:style-name="co1">cadena</text:span></text:p>
      <text:p text:style-name="HTML_20_con_20_formato_20_previo"><text:span text:style-name="co1"/></text:p>
      <text:p text:style-name="HTML_20_con_20_formato_20_previo">strcpy<text:span text:style-name="br0">(</text:span>destino<text:span text:style-name="sy0">,</text:span><text:span text:style-name="T1"> </text:span>origen<text:span text:style-name="br0">)</text:span><text:span text:style-name="T1"> </text:span><text:span text:style-name="co1">//</text:span><text:span text:style-name="co1"><text:span text:style-name="T1"> </text:span></text:span><text:span text:style-name="co1">Copia</text:span><text:span text:style-name="co1"><text:span text:style-name="T1"> </text:span></text:span><text:span text:style-name="co1">el</text:span><text:span text:style-name="co1"><text:span text:style-name="T1"> </text:span></text:span><text:span text:style-name="co1">contenido</text:span><text:span text:style-name="co1"><text:span text:style-name="T1"> </text:span></text:span><text:span text:style-name="co1">de</text:span><text:span text:style-name="co1"><text:span text:style-name="T1"> </text:span></text:span><text:span text:style-name="co1">origen</text:span><text:span text:style-name="co1"><text:span text:style-name="T1"> </text:span></text:span><text:span text:style-name="co1">en</text:span><text:span text:style-name="co1"><text:span text:style-name="T1"> </text:span></text:span><text:span text:style-name="co1">destino</text:span></text:p>
      <text:p text:style-name="HTML_20_con_20_formato_20_previo"><text:span text:style-name="T1"><text:s text:c="24"/></text:span><text:span text:style-name="co1">//</text:span><text:span text:style-name="co1"><text:span text:style-name="T1"> </text:span></text:span><text:span text:style-name="co1">destino</text:span><text:span text:style-name="co1"><text:span text:style-name="T1"> </text:span></text:span><text:span text:style-name="co1">debe</text:span><text:span text:style-name="co1"><text:span text:style-name="T1"> </text:span></text:span><text:span text:style-name="co1">ser</text:span><text:span text:style-name="co1"><text:span text:style-name="T1"> </text:span></text:span><text:span text:style-name="co1">lo</text:span><text:span text:style-name="co1"><text:span text:style-name="T1"> </text:span></text:span><text:span text:style-name="co1">suficientemente</text:span><text:span text:style-name="co1"><text:span text:style-name="T1"> </text:span></text:span><text:span text:style-name="co1">grande</text:span></text:p>
      <text:p text:style-name="HTML_20_con_20_formato_20_previo"><text:span text:style-name="co1"/></text:p>
      <text:p text:style-name="HTML_20_con_20_formato_20_previo">strcat<text:span text:style-name="br0">(</text:span>destino<text:span text:style-name="sy0">,</text:span><text:span text:style-name="T1"> </text:span>origen<text:span text:style-name="br0">)</text:span><text:span text:style-name="T1"> </text:span><text:span text:style-name="co1">//</text:span><text:span text:style-name="co1"><text:span text:style-name="T1"> </text:span></text:span><text:span text:style-name="co1">Agrega</text:span><text:span text:style-name="co1"><text:span text:style-name="T1"> </text:span></text:span><text:span text:style-name="co1">el</text:span><text:span text:style-name="co1"><text:span text:style-name="T1"> </text:span></text:span><text:span text:style-name="co1">contenido</text:span><text:span text:style-name="co1"><text:span text:style-name="T1"> </text:span></text:span><text:span text:style-name="co1">de</text:span><text:span text:style-name="co1"><text:span text:style-name="T1"> </text:span></text:span><text:span text:style-name="co1">origen</text:span><text:span text:style-name="co1"><text:span text:style-name="T1"> </text:span></text:span><text:span text:style-name="co1">al</text:span><text:span text:style-name="co1"><text:span text:style-name="T1"> </text:span></text:span><text:span text:style-name="co1">final</text:span><text:span text:style-name="co1"><text:span text:style-name="T1"> </text:span></text:span><text:span text:style-name="co1">de</text:span><text:span text:style-name="co1"><text:span text:style-name="T1"> </text:span></text:span><text:span text:style-name="co1">destino</text:span></text:p>
      <text:p text:style-name="HTML_20_con_20_formato_20_previo"><text:span text:style-name="T1"><text:s text:c="24"/></text:span><text:span text:style-name="co1">//</text:span><text:span text:style-name="co1"><text:span text:style-name="T1"> </text:span></text:span><text:span text:style-name="co1">destino</text:span><text:span text:style-name="co1"><text:span text:style-name="T1"> </text:span></text:span><text:span text:style-name="co1">debe</text:span><text:span text:style-name="co1"><text:span text:style-name="T1"> </text:span></text:span><text:span text:style-name="co1">ser</text:span><text:span text:style-name="co1"><text:span text:style-name="T1"> </text:span></text:span><text:span text:style-name="co1">lo</text:span><text:span text:style-name="co1"><text:span text:style-name="T1"> </text:span></text:span><text:span text:style-name="co1">suficientemente</text:span><text:span text:style-name="co1"><text:span text:style-name="T1"> </text:span></text:span><text:span text:style-name="co1">grande</text:span></text:p>
      <text:p text:style-name="HTML_20_con_20_formato_20_previo"><text:span text:style-name="co1"/></text:p>
      <text:p text:style-name="HTML_20_con_20_formato_20_previo">resultado<text:span text:style-name="T1"> </text:span><text:span text:style-name="sy0">=</text:span><text:span text:style-name="T1"> </text:span>strcmp<text:span text:style-name="br0">(</text:span>cadena1<text:span text:style-name="sy0">,</text:span><text:span text:style-name="T1"> </text:span>cadena2<text:span text:style-name="br0">)</text:span><text:span text:style-name="T1"> </text:span><text:span text:style-name="co1">//</text:span><text:span text:style-name="co1"><text:span text:style-name="T1"> </text:span></text:span><text:span text:style-name="co1">Compara</text:span><text:span text:style-name="co1"><text:span text:style-name="T1"> </text:span></text:span><text:span text:style-name="co1">dos</text:span><text:span text:style-name="co1"><text:span text:style-name="T1"> </text:span></text:span><text:span text:style-name="co1">cadenas</text:span></text:p>
      <text:p text:style-name="HTML_20_con_20_formato_20_previo"><text:span text:style-name="T1"><text:s text:c="12"/></text:span><text:span text:style-name="co1">//</text:span><text:span text:style-name="co1"><text:span text:style-name="T1"> </text:span></text:span><text:span text:style-name="co1">devuelve</text:span><text:span text:style-name="co1"><text:span text:style-name="T1"> </text:span></text:span><text:span text:style-name="co1">un</text:span><text:span text:style-name="co1"><text:span text:style-name="T1"> </text:span></text:span><text:span text:style-name="co1">valor</text:span><text:span text:style-name="co1"><text:span text:style-name="T1"> </text:span></text:span><text:span text:style-name="co1">menor,</text:span><text:span text:style-name="co1"><text:span text:style-name="T1"> </text:span></text:span><text:span text:style-name="co1">igual</text:span><text:span text:style-name="co1"><text:span text:style-name="T1"> </text:span></text:span><text:span text:style-name="co1">o</text:span><text:span text:style-name="co1"><text:span text:style-name="T1"> </text:span></text:span><text:span text:style-name="co1">mayor</text:span><text:span text:style-name="co1"><text:span text:style-name="T1"> </text:span></text:span><text:span text:style-name="co1">que</text:span><text:span text:style-name="co1"><text:span text:style-name="T1"> </text:span></text:span><text:span text:style-name="co1">0</text:span><text:span text:style-name="co1"><text:span text:style-name="T1"> </text:span></text:span><text:span text:style-name="co1">según</text:span><text:span text:style-name="co1"><text:span text:style-name="T1"> </text:span></text:span><text:span text:style-name="co1">si</text:span><text:span text:style-name="co1"><text:span text:style-name="T1"> </text:span></text:span><text:span text:style-name="co1">cadena1</text:span><text:span text:style-name="co1"><text:span text:style-name="T1"> </text:span></text:span><text:span text:style-name="co1">es</text:span><text:span text:style-name="co1"><text:span text:style-name="T1"> </text:span></text:span><text:span text:style-name="co1">menor,</text:span></text:p>
      <text:p text:style-name="HTML_20_con_20_formato_20_previo"><text:span text:style-name="T1"><text:s text:c="12"/></text:span><text:span text:style-name="co1">//</text:span><text:span text:style-name="co1"><text:span text:style-name="T1"> </text:span></text:span><text:span text:style-name="co1">igual</text:span><text:span text:style-name="co1"><text:span text:style-name="T1"> </text:span></text:span><text:span text:style-name="co1">o</text:span><text:span text:style-name="co1"><text:span text:style-name="T1"> </text:span></text:span><text:span text:style-name="co1">mayor</text:span><text:span text:style-name="co1"><text:span text:style-name="T1"> </text:span></text:span><text:span text:style-name="co1">que</text:span><text:span text:style-name="co1"><text:span text:style-name="T1"> </text:span></text:span><text:span text:style-name="co1">cadena2,</text:span><text:span text:style-name="co1"><text:span text:style-name="T1"> </text:span></text:span><text:span text:style-name="co1">respectivamente.</text:span><text:span text:style-name="co1"><text:span text:style-name="T1"> </text:span></text:span></text:p>
      <text:p text:style-name="HTML_20_con_20_formato_20_previo"><text:span text:style-name="co1"><text:span text:style-name="T1"/></text:span></text:p>
      <text:p text:style-name="HTML_20_con_20_formato_20_previo">posicion<text:span text:style-name="T1"> </text:span><text:span text:style-name="sy0">=</text:span><text:span text:style-name="T1"> </text:span>strchr<text:span text:style-name="br0">(</text:span>cadena<text:span text:style-name="sy0">,</text:span><text:span text:style-name="T1"> </text:span>caracter<text:span text:style-name="br0">)</text:span><text:span text:style-name="T1"> </text:span><text:span text:style-name="co1">//</text:span><text:span text:style-name="co1"><text:span text:style-name="T1"> </text:span></text:span><text:span text:style-name="co1">Devuelve</text:span><text:span text:style-name="co1"><text:span text:style-name="T1"> </text:span></text:span><text:span text:style-name="co1">la</text:span><text:span text:style-name="co1"><text:span text:style-name="T1"> </text:span></text:span><text:span text:style-name="co1">posición</text:span><text:span text:style-name="co1"><text:span text:style-name="T1"> </text:span></text:span><text:span text:style-name="co1">en</text:span><text:span text:style-name="co1"><text:span text:style-name="T1"> </text:span></text:span><text:span text:style-name="co1">memoria</text:span><text:span text:style-name="co1"><text:span text:style-name="T1"> </text:span></text:span><text:span text:style-name="co1">de</text:span><text:span text:style-name="co1"><text:span text:style-name="T1"> </text:span></text:span><text:span text:style-name="co1">la</text:span><text:span text:style-name="co1"><text:span text:style-name="T1"> </text:span></text:span><text:span text:style-name="co1">primer</text:span></text:p>
      <text:p text:style-name="HTML_20_con_20_formato_20_previo"><text:span text:style-name="T1"><text:s text:c="12"/></text:span><text:span text:style-name="co1">//</text:span><text:span text:style-name="co1"><text:span text:style-name="T1"> </text:span></text:span><text:span text:style-name="co1">aparición</text:span><text:span text:style-name="co1"><text:span text:style-name="T1"> </text:span></text:span><text:span text:style-name="co1">de</text:span><text:span text:style-name="co1"><text:span text:style-name="T1"> </text:span></text:span><text:span text:style-name="co1">caracter</text:span><text:span text:style-name="co1"><text:span text:style-name="T1"> </text:span></text:span><text:span text:style-name="co1">dentro</text:span><text:span text:style-name="co1"><text:span text:style-name="T1"> </text:span></text:span><text:span text:style-name="co1">de</text:span><text:span text:style-name="co1"><text:span text:style-name="T1"> </text:span></text:span><text:span text:style-name="co1">cadena</text:span></text:p>
      <text:p text:style-name="HTML_20_con_20_formato_20_previo"><text:span text:style-name="co1"/></text:p>
      <text:p text:style-name="HTML_20_con_20_formato_20_previo">posicion<text:span text:style-name="T1"> </text:span><text:span text:style-name="sy0">=</text:span><text:span text:style-name="T1"> </text:span>strstr<text:span text:style-name="br0">(</text:span>cadena<text:span text:style-name="sy0">,</text:span>subcadena<text:span text:style-name="br0">)</text:span><text:span text:style-name="T1"> </text:span><text:span text:style-name="co1">//</text:span><text:span text:style-name="co1"><text:span text:style-name="T1"> </text:span></text:span><text:span text:style-name="co1">Devuelve</text:span><text:span text:style-name="co1"><text:span text:style-name="T1"> </text:span></text:span><text:span text:style-name="co1">la</text:span><text:span text:style-name="co1"><text:span text:style-name="T1"> </text:span></text:span><text:span text:style-name="co1">posición</text:span><text:span text:style-name="co1"><text:span text:style-name="T1"> </text:span></text:span><text:span text:style-name="co1">en</text:span><text:span text:style-name="co1"><text:span text:style-name="T1"> </text:span></text:span><text:span text:style-name="co1">memoria</text:span><text:span text:style-name="co1"><text:span text:style-name="T1"> </text:span></text:span><text:span text:style-name="co1">de</text:span><text:span text:style-name="co1"><text:span text:style-name="T1"> </text:span></text:span><text:span text:style-name="co1">la</text:span><text:span text:style-name="co1"><text:span text:style-name="T1"> </text:span></text:span><text:span text:style-name="co1">primer</text:span><text:span text:style-name="co1"><text:span text:style-name="T1"> </text:span></text:span></text:p>
      <text:p text:style-name="HTML_20_con_20_formato_20_previo"><text:span text:style-name="T1"><text:s text:c="12"/></text:span><text:span text:style-name="co1">//</text:span><text:span text:style-name="co1"><text:span text:style-name="T1"> </text:span></text:span><text:span text:style-name="co1">aparición</text:span><text:span text:style-name="co1"><text:span text:style-name="T1"> </text:span></text:span><text:span text:style-name="co1">de</text:span><text:span text:style-name="co1"><text:span text:style-name="T1"> </text:span></text:span><text:span text:style-name="co1">subcadena</text:span><text:span text:style-name="co1"><text:span text:style-name="T1"> </text:span></text:span><text:span text:style-name="co1">dentro</text:span><text:span text:style-name="co1"><text:span text:style-name="T1"> </text:span></text:span><text:span text:style-name="co1">de</text:span><text:span text:style-name="co1"><text:span text:style-name="T1"> </text:span></text:span><text:span text:style-name="co1">cadena</text:span></text:p>
      <text:h text:style-name="Heading_20_1" text:outline-level="1"><text:span text:style-name="T7">Función strlen ANSI C</text:span></text:h>
      <text:p text:style-name="P2">size_t<text:span text:style-name="T1"> </text:span>strlen(const<text:span text:style-name="T1"> </text:span>char<text:span text:style-name="T1"> </text:span>*s);</text:p>
      <text:p text:style-name="Normal_20__28_Web_29_">Calcula el número de caracteres de la cadena apuntada por <text:span text:style-name="T2">s.</text:span></text:p>
      <text:h text:style-name="Heading_20_2" text:outline-level="2">Valor<text:span text:style-name="T3"> </text:span>de<text:span text:style-name="T3"> </text:span>retorno:</text:h>
      <text:p text:style-name="Normal_20__28_Web_29_">La función retorna el número de caracteres hasta el carácter nulo, que no se incluye.</text:p>
      <text:h text:style-name="P10" text:outline-level="2"><text:soft-page-break/>Ejemplo:</text:h>
      <text:p text:style-name="P4">#include<text:span text:style-name="T1"> </text:span>&lt;stdio.h&gt;</text:p>
      <text:p text:style-name="P4">#include<text:span text:style-name="T1"> </text:span>&lt;string.h&gt;</text:p>
      <text:p text:style-name="P4"/>
      <text:p text:style-name="P4">int<text:span text:style-name="T1"> </text:span>main()</text:p>
      <text:p text:style-name="P4">{</text:p>
      <text:p text:style-name="P4"><text:span text:style-name="T1"><text:s text:c="3"/></text:span>char<text:span text:style-name="T1"> </text:span>s[13]<text:span text:style-name="T1"> </text:span>=<text:span text:style-name="T1"> </text:span>"Hola<text:span text:style-name="T1"> </text:span>a<text:span text:style-name="T1"> </text:span>todos";</text:p>
      <text:p text:style-name="P4"/>
      <text:p text:style-name="P4"><text:span text:style-name="T1"><text:s text:c="3"/></text:span>printf(<text:span text:style-name="T1"> </text:span>"s=%s\n",<text:span text:style-name="T1"> </text:span>s<text:span text:style-name="T1"> </text:span>);</text:p>
      <text:p text:style-name="P4"><text:span text:style-name="T1"><text:s text:c="3"/></text:span>printf(<text:span text:style-name="T1"> </text:span>"strlen(s)<text:span text:style-name="T1"> </text:span>=<text:span text:style-name="T1"> </text:span>%d\n",<text:span text:style-name="T1"> </text:span>strlen(<text:span text:style-name="T1"> </text:span>s<text:span text:style-name="T1"> </text:span>)<text:span text:style-name="T1"> </text:span>);</text:p>
      <text:p text:style-name="P4"/>
      <text:p text:style-name="P3"><text:span text:style-name="T4"><text:s text:c="3"/></text:span><text:span text:style-name="T5">return</text:span><text:span text:style-name="T6"> </text:span><text:span text:style-name="T5">0;</text:span></text:p>
      <text:p text:style-name="P5">}</text:p>
      <text:h text:style-name="P8" text:outline-level="1"/>
      <text:h text:style-name="P8" text:outline-level="1">Función strcat ANSI C</text:h>
      <text:p text:style-name="P2">char<text:span text:style-name="T1"> </text:span>*strcat(char*s1,<text:span text:style-name="T1"> </text:span>const<text:span text:style-name="T1"> </text:span>char<text:span text:style-name="T1"> </text:span>*s2);</text:p>
      <text:p text:style-name="Normal_20__28_Web_29_">Añade una copia de la cadena apuntada por <text:span text:style-name="T2">s2</text:span> (incluyendo el carácter nulo) al final de la cadena apuntada por <text:span text:style-name="T2">s1</text:span>. El carácter inicial de <text:span text:style-name="T2">s2</text:span> sobrescribe el carácter nulo al final de <text:span text:style-name="T2">s1</text:span>.</text:p>
      <text:h text:style-name="Heading_20_2" text:outline-level="2">Valor<text:span text:style-name="T3"> </text:span>de<text:span text:style-name="T3"> </text:span>retorno:</text:h>
      <text:p text:style-name="Normal_20__28_Web_29_">La función retorna el valor de <text:span text:style-name="T2">s1</text:span>. Si la copia hace que los objetos se superpongan, entonces el comportamiento no está definido.</text:p>
      <text:h text:style-name="P10" text:outline-level="2">Ejemplo:</text:h>
      <text:p text:style-name="P4">#include<text:span text:style-name="T1"> </text:span>&lt;stdio.h&gt;</text:p>
      <text:p text:style-name="P4">#include<text:span text:style-name="T1"> </text:span>&lt;string.h&gt;</text:p>
      <text:p text:style-name="P4"/>
      <text:p text:style-name="P4">int<text:span text:style-name="T1"> </text:span>main()</text:p>
      <text:p text:style-name="P4">{</text:p>
      <text:p text:style-name="P4"><text:span text:style-name="T1"><text:s text:c="3"/></text:span>char<text:span text:style-name="T1"> </text:span>s1[11]<text:span text:style-name="T1"> </text:span>=<text:span text:style-name="T1"> </text:span>"Hola<text:span text:style-name="T1"> </text:span>";</text:p>
      <text:p text:style-name="P4"><text:span text:style-name="T1"><text:s text:c="3"/></text:span>char<text:span text:style-name="T1"> </text:span>s2[6]<text:span text:style-name="T1"> </text:span>=<text:span text:style-name="T1"> </text:span>"amigos";</text:p>
      <text:p text:style-name="P4"/>
      <text:p text:style-name="P4"><text:span text:style-name="T1"><text:s text:c="3"/></text:span>printf(<text:span text:style-name="T1"> </text:span>"s1=%s\t",<text:span text:style-name="T1"> </text:span>s1<text:span text:style-name="T1"> </text:span>);</text:p>
      <text:p text:style-name="P4"><text:span text:style-name="T1"><text:s text:c="3"/></text:span>printf(<text:span text:style-name="T1"> </text:span>"s2=%s\n",<text:span text:style-name="T1"> </text:span>s2<text:span text:style-name="T1"> </text:span>);</text:p>
      <text:p text:style-name="P4"><text:span text:style-name="T1"><text:s text:c="3"/></text:span>strcat(<text:span text:style-name="T1"> </text:span>s1,<text:span text:style-name="T1"> </text:span>s2<text:span text:style-name="T1"> </text:span>);</text:p>
      <text:p text:style-name="P4"><text:span text:style-name="T1"><text:s text:c="3"/></text:span>printf(<text:span text:style-name="T1"> </text:span>"s1=%s\n",<text:span text:style-name="T1"> </text:span>s1<text:span text:style-name="T1"> </text:span>);</text:p>
      <text:p text:style-name="P4"/>
      <text:p text:style-name="P3"><text:span text:style-name="T4"><text:s text:c="3"/></text:span><text:span text:style-name="T5">return</text:span><text:span text:style-name="T6"> </text:span><text:span text:style-name="T5">0;</text:span>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language="es" fo:country="ES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Fuente_20_de_20_párrafo_20_predeter." style:display-name="Fuente de párrafo predeter." style:family="text"/>
    <style:style style:name="comulti" style:family="text" style:parent-style-name="Fuente_20_de_20_párrafo_20_predeter."/>
    <style:style style:name="kw4" style:family="text" style:parent-style-name="Fuente_20_de_20_párrafo_20_predeter."/>
    <style:style style:name="br0" style:family="text" style:parent-style-name="Fuente_20_de_20_párrafo_20_predeter."/>
    <style:style style:name="sy0" style:family="text" style:parent-style-name="Fuente_20_de_20_párrafo_20_predeter."/>
    <style:style style:name="kw1" style:family="text" style:parent-style-name="Fuente_20_de_20_párrafo_20_predeter."/>
    <style:style style:name="st0" style:family="text" style:parent-style-name="Fuente_20_de_20_párrafo_20_predeter."/>
    <style:style style:name="es5" style:family="text" style:parent-style-name="Fuente_20_de_20_párrafo_20_predeter."/>
    <style:style style:name="co1" style:family="text" style:parent-style-name="Fuente_20_de_20_párrafo_20_predeter.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2-02-15T20:16:18</meta:creation-date>
    <meta:generator>LibreOffice/3.3$Linux LibreOffice_project/330m19$Build-202</meta:generator>
    <dc:date>2012-02-16T10:14:52</dc:date>
    <dc:creator>alumne </dc:creator>
    <meta:editing-duration>PT3M11S</meta:editing-duration>
    <meta:editing-cycles>3</meta:editing-cycles>
    <meta:document-statistic meta:table-count="0" meta:image-count="0" meta:object-count="0" meta:page-count="2" meta:paragraph-count="56" meta:word-count="359" meta:character-count="2244"/>
  </office:meta>
</office:document-meta>
</file>